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report_gemini_pet_t2t</text:p>
          </table:table-cell>
          <table:table-cell table:style-name="ce1" table:number-columns-repeated="6"/>
          <table:table-cell table:style-name="ce1" office:value-type="string" calcext:value-type="string">
            <text:p>report_gpt_pet_t2t</text:p>
          </table:table-cell>
          <table:table-cell table:style-name="ce1" table:number-columns-repeated="5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number-columns-repeated="3"/>
          <table:table-cell table:style-name="ce1" office:value-type="string" calcext:value-type="string">
            <text:p>report_gemini_pet_m2m</text:p>
          </table:table-cell>
          <table:table-cell table:style-name="ce1" table:number-columns-repeated="6"/>
          <table:table-cell table:style-name="ce1" office:value-type="string" calcext:value-type="string">
            <text:p>report_gpt_pet_m2m</text:p>
          </table:table-cell>
          <table:table-cell table:style-name="ce1" table:number-columns-repeated="5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635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883409" calcext:value-type="float">
            <text:p>0.883409</text:p>
          </table:table-cell>
          <table:table-cell office:value-type="float" office:value="0.638891" calcext:value-type="float">
            <text:p>0.638891</text:p>
          </table:table-cell>
          <table:table-cell office:value-type="float" office:value="0.698993" calcext:value-type="float">
            <text:p>0.698993</text:p>
          </table:table-cell>
          <table:table-cell office:value-type="float" office:value="0.696946" calcext:value-type="float">
            <text:p>0.6969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686389" calcext:value-type="float">
            <text:p>0.686389</text:p>
          </table:table-cell>
          <table:table-cell office:value-type="float" office:value="0.542535" calcext:value-type="float">
            <text:p>0.542535</text:p>
          </table:table-cell>
          <table:table-cell office:value-type="float" office:value="0.587442" calcext:value-type="float">
            <text:p>0.587442</text:p>
          </table:table-cell>
          <table:table-cell office:value-type="float" office:value="0.576805" calcext:value-type="float">
            <text:p>0.57680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886757" calcext:value-type="float">
            <text:p>0.886757</text:p>
          </table:table-cell>
          <table:table-cell office:value-type="float" office:value="0.627278" calcext:value-type="float">
            <text:p>0.627278</text:p>
          </table:table-cell>
          <table:table-cell office:value-type="float" office:value="0.793385" calcext:value-type="float">
            <text:p>0.793385</text:p>
          </table:table-cell>
          <table:table-cell office:value-type="float" office:value="0.796968" calcext:value-type="float">
            <text:p>0.7969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663975" calcext:value-type="float">
            <text:p>0.663975</text:p>
          </table:table-cell>
          <table:table-cell office:value-type="float" office:value="0.457617" calcext:value-type="float">
            <text:p>0.457617</text:p>
          </table:table-cell>
          <table:table-cell office:value-type="float" office:value="0.620576" calcext:value-type="float">
            <text:p>0.620576</text:p>
          </table:table-cell>
          <table:table-cell office:value-type="float" office:value="0.616708" calcext:value-type="float">
            <text:p>0.616708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83018" calcext:value-type="float">
            <text:p>0.883018</text:p>
          </table:table-cell>
          <table:table-cell office:value-type="float" office:value="0.650588" calcext:value-type="float">
            <text:p>0.650588</text:p>
          </table:table-cell>
          <table:table-cell office:value-type="float" office:value="0.719427" calcext:value-type="float">
            <text:p>0.719427</text:p>
          </table:table-cell>
          <table:table-cell office:value-type="float" office:value="0.714206" calcext:value-type="float">
            <text:p>0.714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54722" calcext:value-type="float">
            <text:p>0.654722</text:p>
          </table:table-cell>
          <table:table-cell office:value-type="float" office:value="0.486659" calcext:value-type="float">
            <text:p>0.486659</text:p>
          </table:table-cell>
          <table:table-cell office:value-type="float" office:value="0.562272" calcext:value-type="float">
            <text:p>0.562272</text:p>
          </table:table-cell>
          <table:table-cell office:value-type="float" office:value="0.552417" calcext:value-type="float">
            <text:p>0.55241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87648" calcext:value-type="float">
            <text:p>0.887648</text:p>
          </table:table-cell>
          <table:table-cell office:value-type="float" office:value="0.635909" calcext:value-type="float">
            <text:p>0.635909</text:p>
          </table:table-cell>
          <table:table-cell office:value-type="float" office:value="0.802023" calcext:value-type="float">
            <text:p>0.802023</text:p>
          </table:table-cell>
          <table:table-cell office:value-type="float" office:value="0.791644" calcext:value-type="float">
            <text:p>0.7916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87572" calcext:value-type="float">
            <text:p>0.687572</text:p>
          </table:table-cell>
          <table:table-cell office:value-type="float" office:value="0.487685" calcext:value-type="float">
            <text:p>0.487685</text:p>
          </table:table-cell>
          <table:table-cell office:value-type="float" office:value="0.625459" calcext:value-type="float">
            <text:p>0.625459</text:p>
          </table:table-cell>
          <table:table-cell office:value-type="float" office:value="0.635755" calcext:value-type="float">
            <text:p>0.635755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89215" calcext:value-type="float">
            <text:p>0.889215</text:p>
          </table:table-cell>
          <table:table-cell office:value-type="float" office:value="0.658434" calcext:value-type="float">
            <text:p>0.658434</text:p>
          </table:table-cell>
          <table:table-cell office:value-type="float" office:value="0.728994" calcext:value-type="float">
            <text:p>0.728994</text:p>
          </table:table-cell>
          <table:table-cell office:value-type="float" office:value="0.718998" calcext:value-type="float">
            <text:p>0.7189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06944" calcext:value-type="float">
            <text:p>0.806944</text:p>
          </table:table-cell>
          <table:table-cell office:value-type="float" office:value="0.628382" calcext:value-type="float">
            <text:p>0.628382</text:p>
          </table:table-cell>
          <table:table-cell office:value-type="float" office:value="0.668933" calcext:value-type="float">
            <text:p>0.668933</text:p>
          </table:table-cell>
          <table:table-cell office:value-type="float" office:value="0.658392" calcext:value-type="float">
            <text:p>0.65839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884616" calcext:value-type="float">
            <text:p>0.884616</text:p>
          </table:table-cell>
          <table:table-cell office:value-type="float" office:value="0.631265" calcext:value-type="float">
            <text:p>0.631265</text:p>
          </table:table-cell>
          <table:table-cell office:value-type="float" office:value="0.800491" calcext:value-type="float">
            <text:p>0.800491</text:p>
          </table:table-cell>
          <table:table-cell office:value-type="float" office:value="0.799889" calcext:value-type="float">
            <text:p>0.7998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638104" calcext:value-type="float">
            <text:p>0.638104</text:p>
          </table:table-cell>
          <table:table-cell office:value-type="float" office:value="0.46097" calcext:value-type="float">
            <text:p>0.46097</text:p>
          </table:table-cell>
          <table:table-cell office:value-type="float" office:value="0.596554" calcext:value-type="float">
            <text:p>0.596554</text:p>
          </table:table-cell>
          <table:table-cell office:value-type="float" office:value="0.604647" calcext:value-type="float">
            <text:p>0.6046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1" calcext:value-type="float">
            <text:p>0.11</text:p>
          </table:table-cell>
          <table:table-cell/>
          <table:table-cell table:formula="of:=MIN([.B7:.J7])" office:value-type="float" office:value="0.01" calcext:value-type="float">
            <text:p>0.01</text:p>
          </table:table-cell>
          <table:table-cell table:formula="of:=MAX([.B7:.J7])" office:value-type="float" office:value="0.15" calcext:value-type="float">
            <text:p>0.15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3" calcext:value-type="float">
            <text:p>0.03</text:p>
          </table:table-cell>
          <table:table-cell/>
          <table:table-cell table:formula="of:=MIN([.T7:.AB7])" office:value-type="float" office:value="0" calcext:value-type="float">
            <text:p>0</text:p>
          </table:table-cell>
          <table:table-cell table:formula="of:=MAX([.T7:.AB7])" office:value-type="float" office:value="0.05" calcext:value-type="float">
            <text:p>0.05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vari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MIN([.B8:.J8])" office:value-type="float" office:value="0" calcext:value-type="float">
            <text:p>0</text:p>
          </table:table-cell>
          <table:table-cell table:formula="of:=MAX([.B8:.J8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vari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MIN([.T8:.AB8])" office:value-type="float" office:value="0" calcext:value-type="float">
            <text:p>0</text:p>
          </table:table-cell>
          <table:table-cell table:formula="of:=MAX([.T8:.AB8])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std. deviati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std. deviation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/>
          <table:table-cell table:formula="of:=MIN([.B9:.J9])" office:value-type="float" office:value="0" calcext:value-type="float">
            <text:p>0</text:p>
          </table:table-cell>
          <table:table-cell table:formula="of:=MAX([.B9:.J9])" office:value-type="float" office:value="0.07" calcext:value-type="float">
            <text:p>0.07</text:p>
          </table:table-cell>
          <table:table-cell table:number-columns-repeated="3"/>
          <table:table-cell office:value-type="string" calcext:value-type="string">
            <text:p>std. devia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d. deviation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/>
          <table:table-cell table:formula="of:=MIN([.T9:.AB9])" office:value-type="float" office:value="0" calcext:value-type="float">
            <text:p>0</text:p>
          </table:table-cell>
          <table:table-cell table:formula="of:=MAX([.T9:.AB9])" office:value-type="float" office:value="0.02" calcext:value-type="float">
            <text:p>0.02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report_gemini_realset_t2t</text:p>
          </table:table-cell>
          <table:table-cell table:style-name="ce1" table:number-columns-repeated="6"/>
          <table:table-cell table:style-name="ce1" office:value-type="string" calcext:value-type="string">
            <text:p>report_gpt_realset_t2t.js</text:p>
          </table:table-cell>
          <table:table-cell table:style-name="ce1" table:number-columns-repeated="5"/>
          <table:table-cell table:number-columns-repeated="3"/>
          <table:table-cell table:style-name="ce1"/>
          <table:table-cell/>
          <table:table-cell table:style-name="ce1" office:value-type="string" calcext:value-type="string">
            <text:p>report_gemini_realset_m2m</text:p>
          </table:table-cell>
          <table:table-cell table:style-name="ce1" table:number-columns-repeated="6"/>
          <table:table-cell table:style-name="ce1" office:value-type="string" calcext:value-type="string">
            <text:p>report_gpt_realset_m2m</text:p>
          </table:table-cell>
          <table:table-cell table:style-name="ce1" table:number-columns-repeated="5"/>
          <table:table-cell table:number-columns-repeated="2"/>
          <table:table-cell table:style-name="ce1" table:number-columns-repeated="1635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763066" calcext:value-type="float">
            <text:p>0.763066</text:p>
          </table:table-cell>
          <table:table-cell office:value-type="float" office:value="0.563606" calcext:value-type="float">
            <text:p>0.563606</text:p>
          </table:table-cell>
          <table:table-cell office:value-type="float" office:value="0.435261" calcext:value-type="float">
            <text:p>0.435261</text:p>
          </table:table-cell>
          <table:table-cell office:value-type="float" office:value="0.418964" calcext:value-type="float">
            <text:p>0.41896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42917" calcext:value-type="float">
            <text:p>0.742917</text:p>
          </table:table-cell>
          <table:table-cell office:value-type="float" office:value="0.535893" calcext:value-type="float">
            <text:p>0.535893</text:p>
          </table:table-cell>
          <table:table-cell office:value-type="float" office:value="0.448916" calcext:value-type="float">
            <text:p>0.448916</text:p>
          </table:table-cell>
          <table:table-cell office:value-type="float" office:value="0.419978" calcext:value-type="float">
            <text:p>0.41997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731197" calcext:value-type="float">
            <text:p>0.731197</text:p>
          </table:table-cell>
          <table:table-cell office:value-type="float" office:value="0.494984" calcext:value-type="float">
            <text:p>0.494984</text:p>
          </table:table-cell>
          <table:table-cell office:value-type="float" office:value="0.718895" calcext:value-type="float">
            <text:p>0.718895</text:p>
          </table:table-cell>
          <table:table-cell office:value-type="float" office:value="0.69336" calcext:value-type="float">
            <text:p>0.693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13748" calcext:value-type="float">
            <text:p>0.713748</text:p>
          </table:table-cell>
          <table:table-cell office:value-type="float" office:value="0.454736" calcext:value-type="float">
            <text:p>0.454736</text:p>
          </table:table-cell>
          <table:table-cell office:value-type="float" office:value="0.699839" calcext:value-type="float">
            <text:p>0.699839</text:p>
          </table:table-cell>
          <table:table-cell office:value-type="float" office:value="0.682032" calcext:value-type="float">
            <text:p>0.682032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34253" calcext:value-type="float">
            <text:p>0.734253</text:p>
          </table:table-cell>
          <table:table-cell office:value-type="float" office:value="0.558056" calcext:value-type="float">
            <text:p>0.558056</text:p>
          </table:table-cell>
          <table:table-cell office:value-type="float" office:value="0.41367" calcext:value-type="float">
            <text:p>0.41367</text:p>
          </table:table-cell>
          <table:table-cell office:value-type="float" office:value="0.393982" calcext:value-type="float">
            <text:p>0.3939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32083" calcext:value-type="float">
            <text:p>0.732083</text:p>
          </table:table-cell>
          <table:table-cell office:value-type="float" office:value="0.55267" calcext:value-type="float">
            <text:p>0.55267</text:p>
          </table:table-cell>
          <table:table-cell office:value-type="float" office:value="0.434908" calcext:value-type="float">
            <text:p>0.434908</text:p>
          </table:table-cell>
          <table:table-cell office:value-type="float" office:value="0.411148" calcext:value-type="float">
            <text:p>0.41114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738147" calcext:value-type="float">
            <text:p>0.738147</text:p>
          </table:table-cell>
          <table:table-cell office:value-type="float" office:value="0.498776" calcext:value-type="float">
            <text:p>0.498776</text:p>
          </table:table-cell>
          <table:table-cell office:value-type="float" office:value="0.730462" calcext:value-type="float">
            <text:p>0.730462</text:p>
          </table:table-cell>
          <table:table-cell office:value-type="float" office:value="0.68536" calcext:value-type="float">
            <text:p>0.685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35027" calcext:value-type="float">
            <text:p>0.735027</text:p>
          </table:table-cell>
          <table:table-cell office:value-type="float" office:value="0.456324" calcext:value-type="float">
            <text:p>0.456324</text:p>
          </table:table-cell>
          <table:table-cell office:value-type="float" office:value="0.684706" calcext:value-type="float">
            <text:p>0.684706</text:p>
          </table:table-cell>
          <table:table-cell office:value-type="float" office:value="0.675314" calcext:value-type="float">
            <text:p>0.675314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29998" calcext:value-type="float">
            <text:p>0.729998</text:p>
          </table:table-cell>
          <table:table-cell office:value-type="float" office:value="0.552659" calcext:value-type="float">
            <text:p>0.552659</text:p>
          </table:table-cell>
          <table:table-cell office:value-type="float" office:value="0.426715" calcext:value-type="float">
            <text:p>0.426715</text:p>
          </table:table-cell>
          <table:table-cell office:value-type="float" office:value="0.401435" calcext:value-type="float">
            <text:p>0.4014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2125" calcext:value-type="float">
            <text:p>0.72125</text:p>
          </table:table-cell>
          <table:table-cell office:value-type="float" office:value="0.539001" calcext:value-type="float">
            <text:p>0.539001</text:p>
          </table:table-cell>
          <table:table-cell office:value-type="float" office:value="0.423956" calcext:value-type="float">
            <text:p>0.423956</text:p>
          </table:table-cell>
          <table:table-cell office:value-type="float" office:value="0.4026" calcext:value-type="float">
            <text:p>0.402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742726" calcext:value-type="float">
            <text:p>0.742726</text:p>
          </table:table-cell>
          <table:table-cell office:value-type="float" office:value="0.501696" calcext:value-type="float">
            <text:p>0.501696</text:p>
          </table:table-cell>
          <table:table-cell office:value-type="float" office:value="0.715766" calcext:value-type="float">
            <text:p>0.715766</text:p>
          </table:table-cell>
          <table:table-cell office:value-type="float" office:value="0.700437" calcext:value-type="float">
            <text:p>0.7004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30079" calcext:value-type="float">
            <text:p>0.730079</text:p>
          </table:table-cell>
          <table:table-cell office:value-type="float" office:value="0.455383" calcext:value-type="float">
            <text:p>0.455383</text:p>
          </table:table-cell>
          <table:table-cell office:value-type="float" office:value="0.663022" calcext:value-type="float">
            <text:p>0.663022</text:p>
          </table:table-cell>
          <table:table-cell office:value-type="float" office:value="0.647263" calcext:value-type="float">
            <text:p>0.6472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number-columns-repeated="4" office:value-type="float" office:value="0.02" calcext:value-type="float">
            <text:p>0.02</text:p>
          </table:table-cell>
          <table:table-cell/>
          <table:table-cell table:formula="of:=MIN([.B16:.J16])" office:value-type="float" office:value="0.01" calcext:value-type="float">
            <text:p>0.01</text:p>
          </table:table-cell>
          <table:table-cell table:formula="of:=MAX([.B16:.J16])" office:value-type="float" office:value="0.03" calcext:value-type="float">
            <text:p>0.03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MIN([.T16:.AB16])" office:value-type="float" office:value="0.01" calcext:value-type="float">
            <text:p>0.01</text:p>
          </table:table-cell>
          <table:table-cell table:formula="of:=MAX([.T16:.AB16])" office:value-type="float" office:value="0.02" calcext:value-type="float">
            <text:p>0.02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vari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MIN([.B17:.J17])" office:value-type="float" office:value="0" calcext:value-type="float">
            <text:p>0</text:p>
          </table:table-cell>
          <table:table-cell table:formula="of:=MAX([.B17:.J17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vari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MIN([.T17:.AB17])" office:value-type="float" office:value="0" calcext:value-type="float">
            <text:p>0</text:p>
          </table:table-cell>
          <table:table-cell table:formula="of:=MAX([.T17:.AB17])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std. deviation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std. deviation</text:p>
          </table:table-cell>
          <table:table-cell table:number-columns-repeated="4" office:value-type="float" office:value="0.01" calcext:value-type="float">
            <text:p>0.01</text:p>
          </table:table-cell>
          <table:table-cell/>
          <table:table-cell table:formula="of:=MIN([.B18:.J18])" office:value-type="float" office:value="0" calcext:value-type="float">
            <text:p>0</text:p>
          </table:table-cell>
          <table:table-cell table:formula="of:=MAX([.B18:.J18])" office:value-type="float" office:value="0.01" calcext:value-type="float">
            <text:p>0.01</text:p>
          </table:table-cell>
          <table:table-cell table:number-columns-repeated="3"/>
          <table:table-cell office:value-type="string" calcext:value-type="string">
            <text:p>std. devi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std. deviation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/>
          <table:table-cell table:formula="of:=MIN([.T18:.AB18])" office:value-type="float" office:value="0" calcext:value-type="float">
            <text:p>0</text:p>
          </table:table-cell>
          <table:table-cell table:formula="of:=MAX([.T18:.AB18])" office:value-type="float" office:value="0.01" calcext:value-type="float">
            <text:p>0.01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report_gemini_domain_t2t.</text:p>
          </table:table-cell>
          <table:table-cell table:style-name="ce1" table:number-columns-repeated="6"/>
          <table:table-cell table:style-name="ce1" office:value-type="string" calcext:value-type="string">
            <text:p>report_gpt_domain_t2t.jso</text:p>
          </table:table-cell>
          <table:table-cell table:style-name="ce1" table:number-columns-repeated="5"/>
          <table:table-cell table:number-columns-repeated="3"/>
          <table:table-cell table:style-name="ce1"/>
          <table:table-cell/>
          <table:table-cell table:style-name="ce1" office:value-type="string" calcext:value-type="string">
            <text:p>report_gemini_domain_m2m.</text:p>
          </table:table-cell>
          <table:table-cell table:style-name="ce1" table:number-columns-repeated="6"/>
          <table:table-cell table:style-name="ce1" office:value-type="string" calcext:value-type="string">
            <text:p>report_gpt_domain_m2m.jso</text:p>
          </table:table-cell>
          <table:table-cell table:style-name="ce1"/>
          <table:table-cell table:style-name="ce1" office:value-type="string" calcext:value-type="string">
            <text:p>n</text:p>
          </table:table-cell>
          <table:table-cell table:style-name="ce1" table:number-columns-repeated="3"/>
          <table:table-cell table:number-columns-repeated="2"/>
          <table:table-cell table:style-name="ce1" table:number-columns-repeated="1635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759282" calcext:value-type="float">
            <text:p>0.759282</text:p>
          </table:table-cell>
          <table:table-cell office:value-type="float" office:value="0.496386" calcext:value-type="float">
            <text:p>0.496386</text:p>
          </table:table-cell>
          <table:table-cell office:value-type="float" office:value="0.849235" calcext:value-type="float">
            <text:p>0.849235</text:p>
          </table:table-cell>
          <table:table-cell office:value-type="float" office:value="0.800029" calcext:value-type="float">
            <text:p>0.8000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/>0.7964 <text:s/>0</text:p>
          </table:table-cell>
          <table:table-cell office:value-type="string" calcext:value-type="string">
            <text:p>.556674 <text:s/>0</text:p>
          </table:table-cell>
          <table:table-cell office:value-type="string" calcext:value-type="string">
            <text:p>.905423 <text:s/>0</text:p>
          </table:table-cell>
          <table:table-cell office:value-type="float" office:value="0.874121" calcext:value-type="float">
            <text:p>0.87412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773057" calcext:value-type="float">
            <text:p>0.773057</text:p>
          </table:table-cell>
          <table:table-cell office:value-type="float" office:value="0.501596" calcext:value-type="float">
            <text:p>0.501596</text:p>
          </table:table-cell>
          <table:table-cell office:value-type="float" office:value="0.814514" calcext:value-type="float">
            <text:p>0.814514</text:p>
          </table:table-cell>
          <table:table-cell office:value-type="float" office:value="0.815487" calcext:value-type="float">
            <text:p>0.81548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71155" calcext:value-type="float">
            <text:p>0.771155</text:p>
          </table:table-cell>
          <table:table-cell office:value-type="float" office:value="0.508871" calcext:value-type="float">
            <text:p>0.508871</text:p>
          </table:table-cell>
          <table:table-cell office:value-type="float" office:value="0.783017" calcext:value-type="float">
            <text:p>0.783017</text:p>
          </table:table-cell>
          <table:table-cell office:value-type="float" office:value="0.795045" calcext:value-type="float">
            <text:p>0.795045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91075" calcext:value-type="float">
            <text:p>0.791075</text:p>
          </table:table-cell>
          <table:table-cell office:value-type="float" office:value="0.52398" calcext:value-type="float">
            <text:p>0.52398</text:p>
          </table:table-cell>
          <table:table-cell office:value-type="float" office:value="0.889033" calcext:value-type="float">
            <text:p>0.889033</text:p>
          </table:table-cell>
          <table:table-cell office:value-type="float" office:value="0.841561" calcext:value-type="float">
            <text:p>0.8415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0.7940 <text:s/>0</text:p>
          </table:table-cell>
          <table:table-cell office:value-type="string" calcext:value-type="string">
            <text:p>.550000 <text:s/>0</text:p>
          </table:table-cell>
          <table:table-cell office:value-type="string" calcext:value-type="string">
            <text:p>.912563 <text:s/>0</text:p>
          </table:table-cell>
          <table:table-cell office:value-type="float" office:value="0.880252" calcext:value-type="float">
            <text:p>0.88025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775427" calcext:value-type="float">
            <text:p>0.775427</text:p>
          </table:table-cell>
          <table:table-cell office:value-type="float" office:value="0.51124" calcext:value-type="float">
            <text:p>0.51124</text:p>
          </table:table-cell>
          <table:table-cell office:value-type="float" office:value="0.791497" calcext:value-type="float">
            <text:p>0.791497</text:p>
          </table:table-cell>
          <table:table-cell office:value-type="float" office:value="0.803093" calcext:value-type="float">
            <text:p>0.8030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58005" calcext:value-type="float">
            <text:p>0.758005</text:p>
          </table:table-cell>
          <table:table-cell office:value-type="float" office:value="0.499582" calcext:value-type="float">
            <text:p>0.499582</text:p>
          </table:table-cell>
          <table:table-cell office:value-type="float" office:value="0.795786" calcext:value-type="float">
            <text:p>0.795786</text:p>
          </table:table-cell>
          <table:table-cell office:value-type="float" office:value="0.810601" calcext:value-type="float">
            <text:p>0.810601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85283" calcext:value-type="float">
            <text:p>0.785283</text:p>
          </table:table-cell>
          <table:table-cell office:value-type="float" office:value="0.508938" calcext:value-type="float">
            <text:p>0.508938</text:p>
          </table:table-cell>
          <table:table-cell office:value-type="float" office:value="0.885692" calcext:value-type="float">
            <text:p>0.885692</text:p>
          </table:table-cell>
          <table:table-cell office:value-type="float" office:value="0.8492" calcext:value-type="float">
            <text:p>0.84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s/>0.7924 <text:s/>0</text:p>
          </table:table-cell>
          <table:table-cell office:value-type="string" calcext:value-type="string">
            <text:p>.562052 <text:s/>0</text:p>
          </table:table-cell>
          <table:table-cell office:value-type="string" calcext:value-type="string">
            <text:p>.895194 <text:s/>0</text:p>
          </table:table-cell>
          <table:table-cell office:value-type="float" office:value="0.865614" calcext:value-type="float">
            <text:p>0.86561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769955" calcext:value-type="float">
            <text:p>0.769955</text:p>
          </table:table-cell>
          <table:table-cell office:value-type="float" office:value="0.497789" calcext:value-type="float">
            <text:p>0.497789</text:p>
          </table:table-cell>
          <table:table-cell office:value-type="float" office:value="0.809285" calcext:value-type="float">
            <text:p>0.809285</text:p>
          </table:table-cell>
          <table:table-cell office:value-type="float" office:value="0.815899" calcext:value-type="float">
            <text:p>0.8158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58811" calcext:value-type="float">
            <text:p>0.758811</text:p>
          </table:table-cell>
          <table:table-cell office:value-type="float" office:value="0.492364" calcext:value-type="float">
            <text:p>0.492364</text:p>
          </table:table-cell>
          <table:table-cell office:value-type="float" office:value="0.774622" calcext:value-type="float">
            <text:p>0.774622</text:p>
          </table:table-cell>
          <table:table-cell office:value-type="float" office:value="0.784208" calcext:value-type="float">
            <text:p>0.78420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office:value-type="string" calcext:value-type="string">
            <text:p><text:s/>0.0000 <text:s/>0</text:p>
          </table:table-cell>
          <table:table-cell office:value-type="string" calcext:value-type="string">
            <text:p>.010000 <text:s/>0</text:p>
          </table:table-cell>
          <table:table-cell office:value-type="string" calcext:value-type="string">
            <text:p>.020000 <text:s/>0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25:.J25])" office:value-type="float" office:value="0.03" calcext:value-type="float">
            <text:p>0.03</text:p>
          </table:table-cell>
          <table:table-cell table:formula="of:=MAX([.B25:.J25])" office:value-type="float" office:value="0.05" calcext:value-type="float">
            <text:p>0.05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MIN([.T25:.AB25])" office:value-type="float" office:value="0.01" calcext:value-type="float">
            <text:p>0.01</text:p>
          </table:table-cell>
          <table:table-cell table:formula="of:=MAX([.T25:.AB25])" office:value-type="float" office:value="0.02" calcext:value-type="float">
            <text:p>0.02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vari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office:value-type="string" calcext:value-type="string">
            <text:p><text:s/>0.0000 <text:s/>0</text:p>
          </table:table-cell>
          <table:table-cell table:number-columns-repeated="2" office:value-type="string" calcext:value-type="string">
            <text:p>.000000 <text:s/>0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26:.J26])" office:value-type="float" office:value="0" calcext:value-type="float">
            <text:p>0</text:p>
          </table:table-cell>
          <table:table-cell table:formula="of:=MAX([.B26:.J26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vari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MIN([.T26:.AB26])" office:value-type="float" office:value="0" calcext:value-type="float">
            <text:p>0</text:p>
          </table:table-cell>
          <table:table-cell table:formula="of:=MAX([.T26:.AB26])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std. deviation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std. deviation</text:p>
          </table:table-cell>
          <table:table-cell office:value-type="string" calcext:value-type="string">
            <text:p><text:s/>0.0000 <text:s/>0</text:p>
          </table:table-cell>
          <table:table-cell office:value-type="string" calcext:value-type="string">
            <text:p>.000000 <text:s/>0</text:p>
          </table:table-cell>
          <table:table-cell office:value-type="string" calcext:value-type="string">
            <text:p>.010000 <text:s/>0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27:.J27])" office:value-type="float" office:value="0.01" calcext:value-type="float">
            <text:p>0.01</text:p>
          </table:table-cell>
          <table:table-cell table:formula="of:=MAX([.B27:.J27])" office:value-type="float" office:value="0.02" calcext:value-type="float">
            <text:p>0.02</text:p>
          </table:table-cell>
          <table:table-cell table:number-columns-repeated="3"/>
          <table:table-cell office:value-type="string" calcext:value-type="string">
            <text:p>std. deviati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std. deviation</text:p>
          </table:table-cell>
          <table:table-cell table:number-columns-repeated="4" office:value-type="float" office:value="0.01" calcext:value-type="float">
            <text:p>0.01</text:p>
          </table:table-cell>
          <table:table-cell/>
          <table:table-cell table:formula="of:=MIN([.T27:.AB27])" office:value-type="float" office:value="0" calcext:value-type="float">
            <text:p>0</text:p>
          </table:table-cell>
          <table:table-cell table:formula="of:=MAX([.T27:.AB27])" office:value-type="float" office:value="0.01" calcext:value-type="float">
            <text:p>0.01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report_gemini_mad_t2t.jso</text:p>
          </table:table-cell>
          <table:table-cell table:style-name="ce1" table:number-columns-repeated="6"/>
          <table:table-cell table:style-name="ce1" office:value-type="string" calcext:value-type="string">
            <text:p>report_gpt_mad_t2t.json</text:p>
          </table:table-cell>
          <table:table-cell table:style-name="ce1" table:number-columns-repeated="5"/>
          <table:table-cell table:number-columns-repeated="3"/>
          <table:table-cell table:style-name="ce1"/>
          <table:table-cell/>
          <table:table-cell table:style-name="ce1" office:value-type="string" calcext:value-type="string">
            <text:p>report_gemini_mad_m2m.jso</text:p>
          </table:table-cell>
          <table:table-cell table:style-name="ce1" table:number-columns-repeated="6"/>
          <table:table-cell table:style-name="ce1" office:value-type="string" calcext:value-type="string">
            <text:p>report_gpt_mad_m2m.json</text:p>
          </table:table-cell>
          <table:table-cell table:style-name="ce1" table:number-columns-repeated="5"/>
          <table:table-cell table:number-columns-repeated="2"/>
          <table:table-cell table:style-name="ce1" table:number-columns-repeated="1635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825037" calcext:value-type="float">
            <text:p>0.825037</text:p>
          </table:table-cell>
          <table:table-cell office:value-type="float" office:value="0.618823" calcext:value-type="float">
            <text:p>0.618823</text:p>
          </table:table-cell>
          <table:table-cell office:value-type="float" office:value="0.915984" calcext:value-type="float">
            <text:p>0.915984</text:p>
          </table:table-cell>
          <table:table-cell office:value-type="float" office:value="0.886024" calcext:value-type="float">
            <text:p>0.8860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69897" calcext:value-type="float">
            <text:p>0.69897</text:p>
          </table:table-cell>
          <table:table-cell office:value-type="float" office:value="0.864932" calcext:value-type="float">
            <text:p>0.864932</text:p>
          </table:table-cell>
          <table:table-cell office:value-type="float" office:value="0.841885" calcext:value-type="float">
            <text:p>0.84188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812691" calcext:value-type="float">
            <text:p>0.812691</text:p>
          </table:table-cell>
          <table:table-cell office:value-type="float" office:value="0.622127" calcext:value-type="float">
            <text:p>0.622127</text:p>
          </table:table-cell>
          <table:table-cell office:value-type="float" office:value="0.865901" calcext:value-type="float">
            <text:p>0.865901</text:p>
          </table:table-cell>
          <table:table-cell office:value-type="float" office:value="0.849204" calcext:value-type="float">
            <text:p>0.8492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816291" calcext:value-type="float">
            <text:p>0.816291</text:p>
          </table:table-cell>
          <table:table-cell office:value-type="float" office:value="0.686811" calcext:value-type="float">
            <text:p>0.686811</text:p>
          </table:table-cell>
          <table:table-cell office:value-type="float" office:value="0.887039" calcext:value-type="float">
            <text:p>0.887039</text:p>
          </table:table-cell>
          <table:table-cell office:value-type="float" office:value="0.864488" calcext:value-type="float">
            <text:p>0.864488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2378" calcext:value-type="float">
            <text:p>0.82378</text:p>
          </table:table-cell>
          <table:table-cell office:value-type="float" office:value="0.617269" calcext:value-type="float">
            <text:p>0.617269</text:p>
          </table:table-cell>
          <table:table-cell office:value-type="float" office:value="0.913115" calcext:value-type="float">
            <text:p>0.913115</text:p>
          </table:table-cell>
          <table:table-cell office:value-type="float" office:value="0.885994" calcext:value-type="float">
            <text:p>0.8859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708983" calcext:value-type="float">
            <text:p>0.708983</text:p>
          </table:table-cell>
          <table:table-cell office:value-type="float" office:value="0.866478" calcext:value-type="float">
            <text:p>0.866478</text:p>
          </table:table-cell>
          <table:table-cell office:value-type="float" office:value="0.842898" calcext:value-type="float">
            <text:p>0.84289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19703" calcext:value-type="float">
            <text:p>0.819703</text:p>
          </table:table-cell>
          <table:table-cell office:value-type="float" office:value="0.62107" calcext:value-type="float">
            <text:p>0.62107</text:p>
          </table:table-cell>
          <table:table-cell office:value-type="float" office:value="0.879859" calcext:value-type="float">
            <text:p>0.879859</text:p>
          </table:table-cell>
          <table:table-cell office:value-type="float" office:value="0.861548" calcext:value-type="float">
            <text:p>0.8615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15502" calcext:value-type="float">
            <text:p>0.815502</text:p>
          </table:table-cell>
          <table:table-cell office:value-type="float" office:value="0.679713" calcext:value-type="float">
            <text:p>0.679713</text:p>
          </table:table-cell>
          <table:table-cell office:value-type="float" office:value="0.873458" calcext:value-type="float">
            <text:p>0.873458</text:p>
          </table:table-cell>
          <table:table-cell office:value-type="float" office:value="0.860078" calcext:value-type="float">
            <text:p>0.860078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27612" calcext:value-type="float">
            <text:p>0.827612</text:p>
          </table:table-cell>
          <table:table-cell office:value-type="float" office:value="0.615927" calcext:value-type="float">
            <text:p>0.615927</text:p>
          </table:table-cell>
          <table:table-cell office:value-type="float" office:value="0.914515" calcext:value-type="float">
            <text:p>0.914515</text:p>
          </table:table-cell>
          <table:table-cell office:value-type="float" office:value="0.8842" calcext:value-type="float">
            <text:p>0.88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697198" calcext:value-type="float">
            <text:p>0.697198</text:p>
          </table:table-cell>
          <table:table-cell office:value-type="float" office:value="0.852453" calcext:value-type="float">
            <text:p>0.852453</text:p>
          </table:table-cell>
          <table:table-cell office:value-type="float" office:value="0.833632" calcext:value-type="float">
            <text:p>0.83363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820184" calcext:value-type="float">
            <text:p>0.820184</text:p>
          </table:table-cell>
          <table:table-cell office:value-type="float" office:value="0.630666" calcext:value-type="float">
            <text:p>0.630666</text:p>
          </table:table-cell>
          <table:table-cell office:value-type="float" office:value="0.865146" calcext:value-type="float">
            <text:p>0.865146</text:p>
          </table:table-cell>
          <table:table-cell office:value-type="float" office:value="0.846585" calcext:value-type="float">
            <text:p>0.8465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15501" calcext:value-type="float">
            <text:p>0.815501</text:p>
          </table:table-cell>
          <table:table-cell office:value-type="float" office:value="0.681167" calcext:value-type="float">
            <text:p>0.681167</text:p>
          </table:table-cell>
          <table:table-cell office:value-type="float" office:value="0.886674" calcext:value-type="float">
            <text:p>0.886674</text:p>
          </table:table-cell>
          <table:table-cell office:value-type="float" office:value="0.867889" calcext:value-type="float">
            <text:p>0.8678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number-columns-repeated="4" office:value-type="float" office:value="0.01" calcext:value-type="float">
            <text:p>0.01</text:p>
          </table:table-cell>
          <table:table-cell/>
          <table:table-cell table:formula="of:=MIN([.B34:.J34])" office:value-type="float" office:value="0" calcext:value-type="float">
            <text:p>0</text:p>
          </table:table-cell>
          <table:table-cell table:formula="of:=MAX([.B34:.J34])" office:value-type="float" office:value="0.01" calcext:value-type="float">
            <text:p>0.01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/>
          <table:table-cell table:formula="of:=MIN([.T34:.AB34])" office:value-type="float" office:value="0" calcext:value-type="float">
            <text:p>0</text:p>
          </table:table-cell>
          <table:table-cell table:formula="of:=MAX([.T34:.AB34])" office:value-type="float" office:value="0.01" calcext:value-type="float">
            <text:p>0.01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vari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MIN([.B35:.J35])" office:value-type="float" office:value="0" calcext:value-type="float">
            <text:p>0</text:p>
          </table:table-cell>
          <table:table-cell table:formula="of:=MAX([.B35:.J35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vari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MIN([.T35:.AB35])" office:value-type="float" office:value="0" calcext:value-type="float">
            <text:p>0</text:p>
          </table:table-cell>
          <table:table-cell table:formula="of:=MAX([.T35:.AB35])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std. devia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d. devi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36:.J36])" office:value-type="float" office:value="0" calcext:value-type="float">
            <text:p>0</text:p>
          </table:table-cell>
          <table:table-cell table:formula="of:=MAX([.B36:.J36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td. devi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std. dev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T36:.AB36])" office:value-type="float" office:value="0" calcext:value-type="float">
            <text:p>0</text:p>
          </table:table-cell>
          <table:table-cell table:formula="of:=MAX([.T36:.AB36])" office:value-type="float" office:value="0.01" calcext:value-type="float">
            <text:p>0.01</text:p>
          </table:table-cell>
          <table:table-cell table:number-columns-repeated="163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13:27:12.5319376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0:05:45.951469194</meta:creation-date>
    <dc:date>2025-01-17T19:14:00.369766037</dc:date>
    <meta:editing-duration>PT5H20M4S</meta:editing-duration>
    <meta:editing-cycles>4</meta:editing-cycles>
    <meta:generator>LibreOffice/24.8.4.2$Linux_X86_64 LibreOffice_project/480$Build-2</meta:generator>
    <meta:document-statistic meta:table-count="1" meta:cell-count="613" meta:object-count="0"/>
  </office:meta>
</office:document-meta>
</file>